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Preformatted_20_Text">
      <style:paragraph-properties fo:margin-top="0cm" fo:margin-bottom="0.499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Super Frage! Hier eine ausführliche Erklärung zu <text:span text:style-name="Strong_20_Emphasis"><text:span text:style-name="Source_20_Text">ttk.Notebook</text:span></text:span> für deine Offline-Bibliothek:</text:p>
      <text:p text:style-name="Horizontal_20_Line"/>
      <text:h text:style-name="Heading_20_1" text:outline-level="1"><text:span text:style-name="Source_20_Text">ttk.Notebook</text:span> – Mehrere Tabs in deiner Tkinter-GUI</text:h>
      <text:h text:style-name="Heading_20_2" text:outline-level="2">Was ist <text:span text:style-name="Source_20_Text">ttk.Notebook</text:span>?</text:h>
      <text:list xml:id="list3197241527720279731" text:style-name="L1">
        <text:list-item>
          <text:p text:style-name="P1"><text:span text:style-name="Source_20_Text">ttk.Notebook</text:span> ist ein <text:span text:style-name="Strong_20_Emphasis">Widget aus dem </text:span><text:span text:style-name="Strong_20_Emphasis"><text:span text:style-name="Source_20_Text">ttk</text:span></text:span><text:span text:style-name="Strong_20_Emphasis">-Modul</text:span> (themed Tkinter).</text:p>
        </text:list-item>
        <text:list-item>
          <text:p text:style-name="P1">Es erstellt eine <text:span text:style-name="Strong_20_Emphasis">Tab-Leiste</text:span> mit mehreren Registerkarten (Tabs), die jeweils eigene Inhalte anzeigen.</text:p>
        </text:list-item>
        <text:list-item>
          <text:p text:style-name="P1">Sehr nützlich, wenn du viele verschiedene Bereiche oder Menüs in deinem Programm übersichtlich trennen willst.</text:p>
        </text:list-item>
      </text:list>
      <text:p text:style-name="Horizontal_20_Line"/>
      <text:h text:style-name="Heading_20_2" text:outline-level="2">Warum <text:span text:style-name="Source_20_Text">Notebook</text:span> verwenden?</text:h>
      <text:list xml:id="list4640123088048940114" text:style-name="L2">
        <text:list-item>
          <text:p text:style-name="P2">Spart Platz im Fenster: Du kannst mehrere Menüs oder Einstellungen in Tabs unterbringen.</text:p>
        </text:list-item>
        <text:list-item>
          <text:p text:style-name="P2">Benutzer können einfach zwischen verschiedenen Funktionen wechseln, ohne neue Fenster zu öffnen.</text:p>
        </text:list-item>
        <text:list-item>
          <text:p text:style-name="P2">Die Tabs sind optisch ansprechend und modern dank <text:span text:style-name="Source_20_Text">ttk</text:span>.</text:p>
        </text:list-item>
      </text:list>
      <text:p text:style-name="Horizontal_20_Line"/>
      <text:h text:style-name="Heading_20_2" text:outline-level="2">Grundlagen der Benutzung</text:h>
      <text:list xml:id="list1425614974345870023" text:style-name="L3">
        <text:list-item>
          <text:p text:style-name="P3">Importieren:</text:p>
        </text:list-item>
      </text:list>
      <text:p text:style-name="Preformatted_20_Text"><text:span text:style-name="Source_20_Text">import tkinter as tk</text:span></text:p>
      <text:p text:style-name="P10"><text:span text:style-name="Source_20_Text">from tkinter import ttk</text:span></text:p>
      <text:list xml:id="list7403644120674303477" text:style-name="L4">
        <text:list-item>
          <text:p text:style-name="P4">Notebook erstellen:</text:p>
        </text:list-item>
      </text:list>
      <text:p text:style-name="Preformatted_20_Text"><text:span text:style-name="Source_20_Text">notebook = ttk.Notebook(root)</text:span></text:p>
      <text:p text:style-name="P10"><text:span text:style-name="Source_20_Text">notebook.pack(fill='both', expand=True)</text:span></text:p>
      <text:list xml:id="list2332689098330687848" text:style-name="L5">
        <text:list-item>
          <text:p text:style-name="P5">Tabs (Seiten) hinzufügen:</text:p>
        </text:list-item>
      </text:list>
      <text:list xml:id="list6518957338962156698" text:style-name="L6">
        <text:list-item>
          <text:p text:style-name="P6">Jedes Tab ist ein eigener <text:span text:style-name="Source_20_Text">Frame</text:span> (oder anderes Container-Widget).</text:p>
        </text:list-item>
        <text:list-item>
          <text:p text:style-name="P6">Beispiel:</text:p>
        </text:list-item>
      </text:list>
      <text:p text:style-name="Preformatted_20_Text"><text:span text:style-name="Source_20_Text">tab1 = ttk.Frame(notebook)</text:span></text:p>
      <text:p text:style-name="Preformatted_20_Text"><text:span text:style-name="Source_20_Text">tab2 = ttk.Frame(notebook)</text:span></text:p>
      <text:p text:style-name="Preformatted_20_Text"/>
      <text:p text:style-name="Preformatted_20_Text"><text:span text:style-name="Source_20_Text">notebook.add(tab1, text="Tab 1")</text:span></text:p>
      <text:p text:style-name="P10"><text:span text:style-name="Source_20_Text">notebook.add(tab2, text="Tab 2")</text:span></text:p>
      <text:list xml:id="list1973105360757989095" text:style-name="L7">
        <text:list-item>
          <text:p text:style-name="P7">Widgets in Tabs packen:</text:p>
        </text:list-item>
      </text:list>
      <text:p text:style-name="Preformatted_20_Text"><text:soft-page-break/><text:span text:style-name="Source_20_Text">label1 = ttk.Label(tab1, text="Das ist Tab 1")</text:span></text:p>
      <text:p text:style-name="Preformatted_20_Text"><text:span text:style-name="Source_20_Text">label1.pack(padx=10, pady=10)</text:span></text:p>
      <text:p text:style-name="Preformatted_20_Text"/>
      <text:p text:style-name="Preformatted_20_Text"><text:span text:style-name="Source_20_Text">button2 = ttk.Button(tab2, text="Button in Tab 2")</text:span></text:p>
      <text:p text:style-name="P10"><text:span text:style-name="Source_20_Text">button2.pack(padx=10, pady=10)</text:span></text:p>
      <text:p text:style-name="Horizontal_20_Line"/>
      <text:h text:style-name="Heading_20_2" text:outline-level="2">Nützliche Methoden</text:h>
      <text:list xml:id="list8882738239272016455" text:style-name="L8">
        <text:list-item>
          <text:p text:style-name="P8"><text:span text:style-name="Source_20_Text">.add(child, **options)</text:span> — Fügt ein neues Tab hinzu.</text:p>
        </text:list-item>
        <text:list-item>
          <text:p text:style-name="P8"><text:span text:style-name="Source_20_Text">.forget(tab_id)</text:span> — Entfernt ein Tab.</text:p>
        </text:list-item>
        <text:list-item>
          <text:p text:style-name="P8"><text:span text:style-name="Source_20_Text">.select(tab_id)</text:span> — Wechselt zu einem bestimmten Tab.</text:p>
        </text:list-item>
        <text:list-item>
          <text:p text:style-name="P8"><text:span text:style-name="Source_20_Text">.index("current")</text:span> — Gibt Index des aktuellen Tabs zurück.</text:p>
        </text:list-item>
        <text:list-item>
          <text:p text:style-name="P8"><text:span text:style-name="Source_20_Text">.tabs()</text:span> — Listet alle Tabs auf.</text:p>
        </text:list-item>
      </text:list>
      <text:p text:style-name="Horizontal_20_Line"/>
      <text:h text:style-name="Heading_20_2" text:outline-level="2">Beispiel für dein Programm (Convert- und Upload-Tabs)</text:h>
      <text:p text:style-name="Preformatted_20_Text"><text:span text:style-name="Source_20_Text">import tkinter as tk</text:span></text:p>
      <text:p text:style-name="Preformatted_20_Text"><text:span text:style-name="Source_20_Text">from tkinter import ttk</text:span></text:p>
      <text:p text:style-name="Preformatted_20_Text"/>
      <text:p text:style-name="Preformatted_20_Text"><text:span text:style-name="Source_20_Text">root = tk.Tk()</text:span></text:p>
      <text:p text:style-name="Preformatted_20_Text"><text:span text:style-name="Source_20_Text">root.geometry("600x400")</text:span></text:p>
      <text:p text:style-name="Preformatted_20_Text"/>
      <text:p text:style-name="Preformatted_20_Text"><text:span text:style-name="Source_20_Text">notebook = ttk.Notebook(root)</text:span></text:p>
      <text:p text:style-name="Preformatted_20_Text"><text:span text:style-name="Source_20_Text">notebook.pack(fill="both", expand=True)</text:span></text:p>
      <text:p text:style-name="Preformatted_20_Text"/>
      <text:p text:style-name="Preformatted_20_Text"><text:span text:style-name="Source_20_Text"># Tabs als Frames anlegen</text:span></text:p>
      <text:p text:style-name="Preformatted_20_Text"><text:span text:style-name="Source_20_Text">convert_tab = ttk.Frame(notebook)</text:span></text:p>
      <text:p text:style-name="Preformatted_20_Text"><text:span text:style-name="Source_20_Text">upload_tab = ttk.Frame(notebook)</text:span></text:p>
      <text:p text:style-name="Preformatted_20_Text"/>
      <text:p text:style-name="Preformatted_20_Text"><text:span text:style-name="Source_20_Text">notebook.add(convert_tab, text="Convert")</text:span></text:p>
      <text:p text:style-name="Preformatted_20_Text"><text:span text:style-name="Source_20_Text">notebook.add(upload_tab, text="Upload")</text:span></text:p>
      <text:p text:style-name="Preformatted_20_Text"/>
      <text:p text:style-name="Preformatted_20_Text"><text:span text:style-name="Source_20_Text"># Beispiel-Widgets</text:span></text:p>
      <text:p text:style-name="Preformatted_20_Text"><text:span text:style-name="Source_20_Text">tk.Label(convert_tab, text="Hier konvertierst du Dateien").pack(padx=20, pady=20)</text:span></text:p>
      <text:p text:style-name="Preformatted_20_Text"><text:span text:style-name="Source_20_Text">tk.Label(upload_tab, text="Hier lädst du Dateien hoch").pack(padx=20, pady=20)</text:span></text:p>
      <text:p text:style-name="Preformatted_20_Text"/>
      <text:p text:style-name="P10"><text:span text:style-name="Source_20_Text">root.mainloop()</text:span></text:p>
      <text:p text:style-name="Horizontal_20_Line"/>
      <text:h text:style-name="Heading_20_2" text:outline-level="2">Fazit</text:h>
      <text:list xml:id="list8043583706478754256" text:style-name="L9">
        <text:list-item>
          <text:p text:style-name="P9"><text:span text:style-name="Source_20_Text">ttk.Notebook</text:span> macht deine GUI übersichtlich und modular.</text:p>
        </text:list-item>
        <text:list-item>
          <text:p text:style-name="P9">Ideal, wenn du mehrere Menüs, Einstellungen oder Funktionen parallel anbieten willst.</text:p>
        </text:list-item>
        <text:list-item>
          <text:p text:style-name="P9">Sehr einfach zu implementieren und anzupassen.</text:p>
        </text:list-item>
      </text:list>
      <text:p text:style-name="Horizontal_20_Line"/>
      <text:p text:style-name="Text_20_body">Möchtest du noch ein PDF mit diesem Thema oder weitere Beispiele?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6S</meta:editing-duration>
    <meta:editing-cycles>3</meta:editing-cycles>
    <meta:generator>OpenOffice/4.1.11$Win32 OpenOffice.org_project/4111m1$Build-9808</meta:generator>
    <dc:date>2025-05-15T16:10:44.19</dc:date>
    <meta:document-statistic meta:table-count="0" meta:image-count="0" meta:object-count="0" meta:page-count="3" meta:paragraph-count="56" meta:word-count="308" meta:character-count="2341"/>
    <meta:user-defined meta:name="Info 1"/>
    <meta:user-defined meta:name="Info 2"/>
    <meta:user-defined meta:name="Info 3"/>
    <meta:user-defined meta:name="Info 4"/>
  </office:meta>
</office:document-meta>
</file>